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line-through-style="solid" style:text-position="0% 100%" style:text-underline-style="none"/>
    </style:style>
    <style:style style:name="T6" style:family="text">
      <style:text-properties style:text-line-through-style="none" style:text-position="0% 100%"/>
    </style:style>
    <style:style style:name="T7" style:family="text">
      <style:text-properties style:text-line-through-style="none" style:text-position="0% 100%" style:text-underline-style="none"/>
    </style:style>
    <style:style style:name="T8" style:family="text">
      <style:text-properties style:text-line-through-style="none" style:text-position="super 58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0_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1, FF 10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Funeral sermons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3</text:p>
      <text:p text:style-name="P6">Number of Sheets<text:tab/><text:tab/><text:tab/><text:tab/>1</text:p>
      <text:p text:style-name="P6">Fragment<text:tab/><text:tab/><text:tab/><text:tab/><text:tab/></text:p>
      <text:p text:style-name="P6">Pagination <text:tab/><text:tab/><text:tab/><text:tab/><text:tab/>N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Catherine Isaacs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a funeral address<text:span text:style-name="T2">/</text:span></text:p>
      <text:p text:style-name="P4"><text:span text:style-name="T2">My friends! <text:s/>It is under all circumstances praiseworthy in man/ to bear the trials of life with pious resignation. <text:s/>It indicates/ a mind possessed of social</text:span><text:span text:style-name="T3">2</text:span><text:span text:style-name="T4"> &amp; domestic</text:span><text:span text:style-name="T3">1</text:span><text:span text:style-name="T4"> virtues for, he who through-/out his terrestrial vicissitudes sees the finger of an ever watch-/-ful Providence, will acquire </text:span><text:span text:style-name="T5">that</text:span><text:span text:style-name="T7"> a gentleness of character that/ sweetens our intercourse both at home and abroad. <text:s/>But/ poor humanity is oftentimes exposed to suffering so intensely/ acute, that, although endured without uttering a murmur, yet/ our natural energies will ultimately succumb under them./ <text:s/>Bare indeed and therefore exceedingly to be commended is the </text:span><text:span text:style-name="T5">occa-</text:span><text:span text:style-name="T7"> instance/</text:span><text:span text:style-name="T5">-sion</text:span><text:span text:style-name="T7"> when </text:span><text:span text:style-name="T6">such</text:span><text:span text:style-name="T7"> suffering will not overpower our physical/ and moral strength. <text:s/>My friends! <text:s/>Ought we not/ then to bestow a meed of praise upon the venerable being/ whose mortal remains now lie before us? <text:s/>Mistress </text:span><text:span text:style-name="T5">Kate</text:span><text:span text:style-name="T7"> Catherine/ Isaacs shared in common with all her fellow-beings many/ tribulations, but what sorrow is like her sorrow, when/ the vital lamp that illumined her path became extinguished,/ and she was surrounded by clouds and ever-enduring darkness;/ thus</text:span><text:span text:style-name="T8">21</text:span><text:span text:style-name="T7"> to be cut off from the cheerful ways of man, never to/ behold the vernal bloom, nor the summer's rose, nor the/ human face divine? <text:s/>For </text:span><text:span text:style-name="T5">a</text:span><text:span text:style-name="T7"> the long series of twenty years/</text:span></text:p>
      <text:p text:style-name="P4"><text:span text:style-name="T7"/></text:p>
      <text:p text:style-name="P4"><text:span text:style-name="T7">[Page 2]</text:span></text:p>
      <text:p text:style-name="P4"><text:span text:style-name="T7">she was shut out of this our genial and </text:span><text:span text:style-name="T5">exhilarating</text:span><text:span text:style-name="T7"> invigorating light, but/ the inward light of religion guided her steps. <text:s/>Her mind/ retained its serenity, her manners lost naught of their suavity./ <text:s/>In all the relations of life she uninterruptedly evinced an even/ deportment. <text:s/>Grateful to the God of mercy, who, in/ her affliction had given her a stay in a beloved husband,/ she tranquilly abode with him, until he </text:span><text:soft-page-break/><text:span text:style-name="T7">preceded her to the/ </text:span><text:span text:style-name="T6">eternal</text:span><text:span text:style-name="T7"> abode. <text:s/>Then was her saddened heart, warmed in/ her childs hearth, then she delighted in the growth and/ mental progress of her own descendants. <text:s/>Thus she/ lived, and when the angel of death approached her couch, she/ whispered but one request. <text:s/>She would lie close unto him/ who had been her copartner and the joy of her existence./ <text:s/>That wish is about to be fulfilled. <text:s/>He is who solemnly/ promised it, will at this late hour betake himself to a/ neighboring city, there to deposit the bodily tenement of/ our estimable friend into </text:span><text:span text:style-name="T5">thus</text:span><text:span text:style-name="T7"> its final destination. <text:s/>[Hebrew]/ [Hebrew] Blessed be he of the Lord, who has not withheld/ his kindness from the living and from the dead. <text:s/>May/ </text:span><text:span text:style-name="T5">He pour</text:span><text:span text:style-name="T7"> the balm of divine consolation </text:span><text:span text:style-name="T5">upon</text:span><text:span text:style-name="T7"> be poured on his bereaved/ household. <text:s/>May the Almighty grant that the example/ of the righteous mother, inspire </text:span><text:span text:style-name="T5">th</text:span><text:span text:style-name="T7"> her children with/</text:span></text:p>
      <text:p text:style-name="P4"><text:span text:style-name="T7"/></text:p>
      <text:p text:style-name="P4"><text:span text:style-name="T7">[Page 3]</text:span></text:p>
      <text:p text:style-name="P4"><text:span text:style-name="T7">resignation to </text:span><text:span text:style-name="T5">the</text:span><text:span text:style-name="T7"> his just decrees </text:span><text:span text:style-name="T5">of Providence.</text:span><text:span text:style-name="T7"> <text:s/>May He grant/ that when their days are far spent, and their nights are/ at hand, </text:span><text:span text:style-name="T5">that</text:span><text:span text:style-name="T7"> their posterity may say of each of them what/ we will say of this pious soul "Grace is deceitful, beauty is/ false, but the women who feareth the Lord, she shall be pleased. <text:s/>He shall enter the dwelling of peace, they shall/ rest upon their beds, who walk in righteousness."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3:31:04.32</meta:creation-date>
    <meta:document-statistic meta:table-count="0" meta:image-count="0" meta:object-count="0" meta:page-count="3" meta:paragraph-count="67" meta:word-count="676" meta:character-count="4336"/>
    <dc:date>2012-11-08T13:45:24.25</dc:date>
    <meta:editing-duration>PT14M20S</meta:editing-duration>
    <meta:editing-cycles>1</meta:editing-cycles>
    <meta:generator>OpenOffice.org/3.4.1$Win32 OpenOffice.org_project/341m1$Build-9593</meta:generator>
  </office:meta>
</office:document-meta>
</file>